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Booking</text:h>
      <text:p text:style-name="Text_20_body">Bookings are used to give groups time on a certain resource(s), in a certain building at a predefined time and season in the booking system.</text:p>
      <text:p text:style-name="Text_20_body">The Booking view shows all the bookings in the system. They are shown in a table with the possibility to sort on the different field names. It is also possible to search for bookings and to show hidden bookings through the choices in the top bar. It is also possible to create a new booking manually from this view by clicking New booking. However, it is recommended that you use the auto generated method from the Application view.</text:p>
      <text:p text:style-name="Text_20_body">The table view contains the following fields:</text:p>
      <text:list xml:id="list371230500" text:style-name="L1">
        <text:list-item>
          <text:p text:style-name="P1">Activity</text:p>
        </text:list-item>
        <text:list-item>
          <text:p text:style-name="P1">Group</text:p>
        </text:list-item>
        <text:list-item>
          <text:p text:style-name="P1">Building</text:p>
        </text:list-item>
        <text:list-item>
          <text:p text:style-name="P1">Season</text:p>
        </text:list-item>
        <text:list-item>
          <text:p text:style-name="P1">From date and time</text:p>
        </text:list-item>
        <text:list-item>
          <text:p text:style-name="P1">To date and time</text:p>
        </text:list-item>
      </text:list>
      <text:p text:style-name="Text_20_body">The filed Activity is linked to the actual booking where you could see all the underlying content.</text:p>
      <text:h text:style-name="Heading_20_2" text:outline-level="2">New Booking</text:h>
      <text:p text:style-name="Text_20_body">Although it is possible to create a booking manually it is not recommended. The best way to create a bookings is from the Application view. When creating a booking manually you have to fill out the following fields:</text:p>
      <text:list xml:id="list867369557" text:style-name="L2">
        <text:list-item>
          <text:p text:style-name="P2">Activity</text:p>
        </text:list-item>
        <text:list-item>
          <text:p text:style-name="P2">Building</text:p>
        </text:list-item>
        <text:list-item>
          <text:p text:style-name="P2">Season</text:p>
        </text:list-item>
        <text:list-item>
          <text:p text:style-name="P2">Resources</text:p>
        </text:list-item>
        <text:list-item>
          <text:p text:style-name="P2">Group</text:p>
        </text:list-item>
        <text:list-item>
          <text:p text:style-name="P2">From date and time</text:p>
        </text:list-item>
        <text:list-item>
          <text:p text:style-name="P2">To date and time</text:p>
        </text:list-item>
        <text:list-item>
          <text:p text:style-name="P2">Target group</text:p>
        </text:list-item>
        <text:list-item>
          <text:p text:style-name="P2">Number of participants</text:p>
        </text:list-item>
      </text:list>
      <text:p text:style-name="Text_20_body">Then press Save.</text:p>
      <text:h text:style-name="Heading_20_2" text:outline-level="2">Booking</text:h>
      <text:p text:style-name="Text_20_body">Each booking shows the following fields:</text:p>
      <text:list xml:id="list797499255" text:style-name="L3">
        <text:list-item>
          <text:p text:style-name="P3">From date and time</text:p>
        </text:list-item>
        <text:list-item>
          <text:p text:style-name="P3">To date and time</text:p>
        </text:list-item>
        <text:list-item>
          <text:p text:style-name="P3">Season</text:p>
        </text:list-item>
        <text:list-item>
          <text:p text:style-name="P3">Group</text:p>
        </text:list-item>
        <text:list-item>
          <text:p text:style-name="P3"><text:soft-page-break/>All the resources the booking contains.</text:p>
        </text:list-item>
      </text:list>
      <text:p text:style-name="Text_20_body">Users with proper user authorization are able to edit the booking through clicking the button Edit.</text:p>
      <text:h text:style-name="Heading_20_2" text:outline-level="2">Edit Booking</text:h>
      <text:p text:style-name="Text_20_body">Each booking holds the following information:</text:p>
      <text:list xml:id="list1160888450" text:style-name="L4">
        <text:list-item>
          <text:p text:style-name="P4">Active / Inactive</text:p>
        </text:list-item>
        <text:list-item>
          <text:p text:style-name="P4">Group</text:p>
        </text:list-item>
        <text:list-item>
          <text:p text:style-name="P4">Activity</text:p>
        </text:list-item>
        <text:list-item>
          <text:p text:style-name="P4">Building</text:p>
        </text:list-item>
        <text:list-item>
          <text:p text:style-name="P4">Season</text:p>
        </text:list-item>
        <text:list-item>
          <text:p text:style-name="P4">Resource(s)</text:p>
        </text:list-item>
        <text:list-item>
          <text:p text:style-name="P4">From date and time</text:p>
        </text:list-item>
        <text:list-item>
          <text:p text:style-name="P4">To date and time</text:p>
        </text:list-item>
        <text:list-item>
          <text:p text:style-name="P4">Target group</text:p>
        </text:list-item>
        <text:list-item>
          <text:p text:style-name="P4">Number of participants</text:p>
        </text:list-item>
      </text:list>
      <text:p text:style-name="Text_20_body">It is possible to change all these values. However, it is important to have in mind that the booking is created by the Organization or from an Application. Hence, you will have to confirm the changes with the contact person for each occasion you make changes to a booking. The value most likely to be changed is the Number of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5:06:53</meta:creation-date>
    <dc:date>2009-07-30T15:56:15</dc:date>
    <dc:creator>Fredrik Sjöberg</dc:creator>
    <meta:editing-duration>PT01H36M32S</meta:editing-duration>
    <meta:editing-cycles>14</meta:editing-cycles>
    <meta:generator>OpenOffice.org/3.1$Unix OpenOffice.org_project/310m11$Build-9399</meta:generator>
    <meta:document-statistic meta:table-count="0" meta:image-count="0" meta:object-count="0" meta:page-count="2" meta:paragraph-count="44" meta:word-count="361" meta:character-count="1917"/>
  </office:meta>
</office:document-meta>
</file>